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388in" fo:line-height="115%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 fo:margin-bottom="0.1388in" fo:line-height="115%"/>
      <style:text-properties fo:font-size="11pt" style:font-size-asian="11pt" style:font-size-complex="11pt"/>
    </style:style>
    <style:style style:name="P3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4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5" style:parent-style-name="Standard" style:list-style-name="RTF_Num2" style:family="paragraph">
      <style:paragraph-properties fo:margin-bottom="0.1388in" fo:line-height="115%" fo:margin-left="0.5in" fo:text-indent="-0.25in">
        <style:tab-stops/>
      </style:paragraph-properties>
      <style:text-properties fo:font-size="11pt" style:font-size-asian="11pt" style:font-size-complex="11pt"/>
    </style:style>
    <style:style style:name="P6" style:parent-style-name="Standard" style:list-style-name="RTF_Num3" style:family="paragraph">
      <style:paragraph-properties fo:margin-bottom="0.1388in" fo:line-height="115%" fo:margin-left="0.75in" fo:text-indent="-0.25in">
        <style:tab-stops/>
      </style:paragraph-properties>
      <style:text-properties fo:font-size="11pt" style:font-size-asian="11pt" style:font-size-complex="11pt"/>
    </style:style>
    <style:style style:name="P7" style:parent-style-name="Standard" style:list-style-name="RTF_Num3" style:family="paragraph">
      <style:paragraph-properties fo:margin-bottom="0.1388in" fo:line-height="115%" fo:margin-left="0.75in" fo:text-indent="-0.25in">
        <style:tab-stops/>
      </style:paragraph-properties>
      <style:text-properties fo:font-size="11pt" style:font-size-asian="11pt" style:font-size-complex="11pt"/>
    </style:style>
    <style:style style:name="P8" style:parent-style-name="Standard" style:list-style-name="RTF_Num3" style:family="paragraph">
      <style:paragraph-properties fo:margin-bottom="0.1388in" fo:line-height="115%" fo:margin-left="0.75in" fo:text-indent="-0.25in">
        <style:tab-stops/>
      </style:paragraph-properties>
      <style:text-properties fo:font-size="11pt" style:font-size-asian="11pt" style:font-size-complex="11pt"/>
    </style:style>
    <style:style style:name="P9" style:parent-style-name="Standard" style:list-style-name="RTF_Num2" style:family="paragraph">
      <style:paragraph-properties fo:margin-bottom="0.1388in" fo:line-height="115%" fo:margin-left="0.5in" fo:text-indent="-0.25in">
        <style:tab-stops/>
      </style:paragraph-properties>
      <style:text-properties fo:font-size="11pt" style:font-size-asian="11pt" style:font-size-complex="11pt"/>
    </style:style>
    <style:style style:name="P10" style:parent-style-name="Standard" style:list-style-name="RTF_Num3" style:family="paragraph">
      <style:paragraph-properties fo:margin-bottom="0.1388in" fo:line-height="115%" fo:margin-left="0.75in" fo:text-indent="-0.25in">
        <style:tab-stops/>
      </style:paragraph-properties>
      <style:text-properties fo:font-size="11pt" style:font-size-asian="11pt" style:font-size-complex="11pt"/>
    </style:style>
    <style:style style:name="P11" style:parent-style-name="Standard" style:list-style-name="RTF_Num3" style:family="paragraph">
      <style:paragraph-properties fo:margin-bottom="0.1388in" fo:line-height="115%" fo:margin-left="0.75in" fo:text-indent="-0.25in">
        <style:tab-stops/>
      </style:paragraph-properties>
      <style:text-properties fo:font-size="11pt" style:font-size-asian="11pt" style:font-size-complex="11pt"/>
    </style:style>
    <style:style style:name="P12" style:parent-style-name="Standard" style:list-style-name="RTF_Num3" style:family="paragraph">
      <style:paragraph-properties fo:margin-bottom="0.1388in" fo:line-height="115%" fo:margin-left="0.75in" fo:text-indent="-0.25in">
        <style:tab-stops/>
      </style:paragraph-properties>
      <style:text-properties fo:font-size="11pt" style:font-size-asian="11pt" style:font-size-complex="11pt"/>
    </style:style>
    <style:style style:name="P13" style:parent-style-name="Standard" style:list-style-name="RTF_Num2" style:family="paragraph">
      <style:paragraph-properties fo:margin-bottom="0.1388in" fo:line-height="115%" fo:margin-left="0.5in" fo:text-indent="-0.25in">
        <style:tab-stops/>
      </style:paragraph-properties>
      <style:text-properties fo:font-size="11pt" style:font-size-asian="11pt" style:font-size-complex="11pt"/>
    </style:style>
    <style:style style:name="P14" style:parent-style-name="Standard" style:list-style-name="RTF_Num2" style:family="paragraph">
      <style:paragraph-properties fo:margin-bottom="0.1388in" fo:line-height="115%" fo:margin-left="0.5in" fo:text-indent="-0.25in">
        <style:tab-stops/>
      </style:paragraph-properties>
      <style:text-properties fo:font-size="11pt" style:font-size-asian="11pt" style:font-size-complex="11pt"/>
    </style:style>
    <style:style style:name="P15" style:parent-style-name="Standard" style:list-style-name="RTF_Num3" style:family="paragraph">
      <style:paragraph-properties fo:margin-bottom="0.1388in" fo:line-height="115%" fo:margin-left="0.75in" fo:text-indent="-0.25in">
        <style:tab-stops/>
      </style:paragraph-properties>
      <style:text-properties fo:font-size="11pt" style:font-size-asian="11pt" style:font-size-complex="11pt"/>
    </style:style>
    <style:style style:name="P16" style:parent-style-name="Standard" style:list-style-name="RTF_Num3" style:family="paragraph">
      <style:paragraph-properties fo:margin-bottom="0.1388in" fo:line-height="115%" fo:margin-left="0.75in" fo:text-indent="-0.25in">
        <style:tab-stops/>
      </style:paragraph-properties>
      <style:text-properties fo:font-size="11pt" style:font-size-asian="11pt" style:font-size-complex="11pt"/>
    </style:style>
    <style:style style:name="P17" style:parent-style-name="Standard" style:list-style-name="RTF_Num3" style:family="paragraph">
      <style:paragraph-properties fo:margin-bottom="0.1388in" fo:line-height="115%" fo:margin-left="1in" fo:text-indent="-0.25in">
        <style:tab-stops/>
      </style:paragraph-properties>
      <style:text-properties fo:font-size="11pt" style:font-size-asian="11pt" style:font-size-complex="11pt"/>
    </style:style>
    <style:style style:name="P18" style:parent-style-name="Standard" style:list-style-name="RTF_Num3" style:family="paragraph">
      <style:paragraph-properties fo:margin-bottom="0.1388in" fo:line-height="115%" fo:margin-left="1in" fo:text-indent="-0.25in">
        <style:tab-stops/>
      </style:paragraph-properties>
      <style:text-properties fo:font-size="11pt" style:font-size-asian="11pt" style:font-size-complex="11pt"/>
    </style:style>
    <style:style style:name="P19" style:parent-style-name="Standard" style:list-style-name="RTF_Num3" style:family="paragraph">
      <style:paragraph-properties fo:margin-bottom="0.1388in" fo:line-height="115%" fo:margin-left="1in" fo:text-indent="-0.25in">
        <style:tab-stops/>
      </style:paragraph-properties>
      <style:text-properties fo:font-size="11pt" style:font-size-asian="11pt" style:font-size-complex="11pt"/>
    </style:style>
    <style:style style:name="P20" style:parent-style-name="Standard" style:list-style-name="RTF_Num3" style:family="paragraph">
      <style:paragraph-properties fo:margin-bottom="0.1388in" fo:line-height="115%" fo:margin-left="1in" fo:text-indent="-0.25in">
        <style:tab-stops/>
      </style:paragraph-properties>
      <style:text-properties fo:font-size="11pt" style:font-size-asian="11pt" style:font-size-complex="11pt"/>
    </style:style>
    <style:style style:name="P21" style:parent-style-name="Standard" style:list-style-name="RTF_Num3" style:family="paragraph">
      <style:paragraph-properties fo:margin-bottom="0.1388in" fo:line-height="115%" fo:margin-left="1in" fo:text-indent="-0.25in">
        <style:tab-stops/>
      </style:paragraph-properties>
      <style:text-properties fo:font-size="11pt" style:font-size-asian="11pt" style:font-size-complex="11pt"/>
    </style:style>
    <style:style style:name="P22" style:parent-style-name="Standard" style:list-style-name="RTF_Num3" style:family="paragraph">
      <style:paragraph-properties fo:margin-bottom="0.1388in" fo:line-height="115%" fo:margin-left="1in" fo:text-indent="-0.25in">
        <style:tab-stops/>
      </style:paragraph-properties>
      <style:text-properties fo:font-size="11pt" style:font-size-asian="11pt" style:font-size-complex="11pt"/>
    </style:style>
    <style:style style:name="P23" style:parent-style-name="Standard" style:family="paragraph">
      <style:paragraph-properties fo:margin-bottom="0.1388in" fo:line-height="115%" fo:margin-left="0.5in">
        <style:tab-stops/>
      </style:paragraph-properties>
      <style:text-properties fo:font-size="11pt" style:font-size-asian="11pt" style:font-size-complex="11pt"/>
    </style:style>
    <style:style style:name="P24" style:parent-style-name="Standard" style:family="paragraph">
      <style:paragraph-properties fo:margin-bottom="0.1388in" fo:line-height="115%" fo:margin-left="0.5in">
        <style:tab-stops/>
      </style:paragraph-properties>
      <style:text-properties fo:font-size="11pt" style:font-size-asian="11pt" style:font-size-complex="11pt"/>
    </style:style>
    <style:style style:name="P25" style:parent-style-name="Standard" style:list-style-name="RTF_Num2" style:family="paragraph">
      <style:paragraph-properties fo:margin-bottom="0.1388in" fo:line-height="115%" fo:margin-left="0.5in" fo:text-indent="-0.25in">
        <style:tab-stops/>
      </style:paragraph-properties>
      <style:text-properties fo:font-size="11pt" style:font-size-asian="11pt" style:font-size-complex="11pt"/>
    </style:style>
    <style:style style:name="P26" style:parent-style-name="Standard" style:list-style-name="RTF_Num2" style:family="paragraph">
      <style:paragraph-properties fo:margin-bottom="0.1388in" fo:line-height="115%" fo:margin-left="0.5in" fo:text-indent="-0.25in">
        <style:tab-stops/>
      </style:paragraph-properties>
      <style:text-properties fo:font-size="11pt" style:font-size-asian="11pt" style:font-size-complex="11pt"/>
    </style:style>
    <style:style style:name="P27" style:parent-style-name="Standard" style:list-style-name="RTF_Num2" style:family="paragraph">
      <style:paragraph-properties fo:margin-bottom="0.1388in" fo:line-height="115%" fo:margin-left="0.5in" fo:text-indent="-0.25in">
        <style:tab-stops/>
      </style:paragraph-properties>
      <style:text-properties fo:font-size="11pt" style:font-size-asian="11pt" style:font-size-complex="11pt"/>
    </style:style>
    <style:style style:name="P28" style:parent-style-name="Standard" style:list-style-name="RTF_Num2" style:family="paragraph">
      <style:paragraph-properties fo:margin-bottom="0.1388in" fo:line-height="115%" fo:margin-left="0.5in" fo:text-indent="-0.25in">
        <style:tab-stops/>
      </style:paragraph-properties>
      <style:text-properties fo:font-size="11pt" style:font-size-asian="11pt" style:font-size-complex="11pt"/>
    </style:style>
    <style:style style:name="P29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30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31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32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33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</office:automatic-styles>
  <office:body>
    <office:text text:use-soft-page-breaks="true">
      <text:p text:style-name="P1">Cahier des charges : stage entreprise de Siderurgie</text:p>
      <text:p text:style-name="P2"/>
      <text:p text:style-name="P3"/>
      <text:p text:style-name="P4">Dans<text:s/>le header mettre le<text:s/>LinkedIn<text:s/>de l'entreprise</text:p>
      <text:list text:style-name="RTF_Num2">
        <text:list-item text:start-value="1">
          <text:p text:style-name="P5">Page 1<text:s/>: Accueil :<text:s/>(page<text:s/>d’accroche)</text:p>
        </text:list-item>
      </text:list>
      <text:list text:style-name="RTF_Num3">
        <text:list-item text:start-value="1">
          <text:p text:style-name="P6">un slider<text:s/>(photo)<text:s/>: avec 3/4 photo<text:s/>de<text:s/>présentation<text:s/>de l'entreprise /<text:s/>métier<text:s/>(des<text:s/>belles images<text:s/>qui<text:s/>attire<text:s/>l’œil.</text:p>
        </text:list-item>
        <text:list-item>
          <text:p text:style-name="P7"><text:s/>présentation<text:s/>de l'entreprise :<text:s/>nom,<text:s/>situation<text:s/>géographique,<text:s/>historique,<text:s text:c="2"/>quelque<text:s/>chiffre.</text:p>
        </text:list-item>
        <text:list-item>
          <text:p text:style-name="P8">Habilitations :<text:s/>les<text:s/>icones<text:s/>des<text:s/>différentes<text:s text:c="2"/>habilitations<text:s/>(avec<text:s/>si possible une<text:s/>petite phrase de<text:s/>présentation)</text:p>
        </text:list-item>
      </text:list>
      <text:list text:style-name="RTF_Num2" text:continue-numbering="true">
        <text:list-item>
          <text:p text:style-name="P9">Page 2 : notre<text:s/>métier</text:p>
        </text:list-item>
      </text:list>
      <text:list text:style-name="RTF_Num3" text:continue-numbering="true">
        <text:list-item>
          <text:p text:style-name="P10"><text:s/>activités : les<text:s/>différentes<text:s/>activités de l'entreprise<text:s/>(soudure,<text:s/>tuyauterie,<text:s/>nucléaire<text:s/>...)</text:p>
        </text:list-item>
        <text:list-item>
          <text:p text:style-name="P11"><text:s/>le parc machine<text:s/>: une<text:s/>photo de chaque machine et une description</text:p>
        </text:list-item>
        <text:list-item>
          <text:p text:style-name="P12"><text:s/>nos<text:s/>réalisations<text:s/>: une photo de<text:s/>leurs chantiers avec une description</text:p>
        </text:list-item>
      </text:list>
      <text:list text:style-name="RTF_Num2" text:continue-numbering="true">
        <text:list-item>
          <text:p text:style-name="P13">page 3 :<text:s/>législation<text:s/>: les<text:s/>différentes<text:s/>législations<text:s/>du<text:s/>métier</text:p>
        </text:list-item>
        <text:list-item>
          <text:p text:style-name="P14">page 4 : <text:s/>HCTS ( seconde entreprise )</text:p>
        </text:list-item>
      </text:list>
      <text:list text:style-name="RTF_Num3" text:continue-numbering="true">
        <text:list-item>
          <text:p text:style-name="P15">présentation<text:s/>:<text:s/>présentation<text:s/>de l'entreprise en appuyant bien le lien de confiance<text:s/>qu’il<text:s/>partage</text:p>
        </text:list-item>
        <text:list-item>
          <text:p text:style-name="P16">activité : une photo<text:s/>et une description</text:p>
        </text:list-item>
        <text:list-item>
          <text:p text:style-name="P17">atelier :<text:s/>activités en entreprise</text:p>
        </text:list-item>
        <text:list-item>
          <text:p text:style-name="P18">industriel :<text:s/>activités en milieu industriel</text:p>
        </text:list-item>
        <text:list-item>
          <text:p text:style-name="P19">installation :<text:s/>les différentes installations</text:p>
        </text:list-item>
        <text:list-item>
          <text:p text:style-name="P20">nucléaire :<text:s/>activités dans le<text:s/>nucléaire</text:p>
        </text:list-item>
        <text:list-item>
          <text:p text:style-name="P21">chantier mobile</text:p>
        </text:list-item>
        <text:list-item>
          <text:p text:style-name="P22">chantier<text:s/>SNCF</text:p>
        </text:list-item>
      </text:list>
      <text:p text:style-name="P23">3. <text:s text:c="2"/>le parc machine : photo + description</text:p>
      <text:soft-page-break/>
      <text:p text:style-name="P24">4. <text:s text:c="2"/>nos<text:s/>réalisations<text:s/>: photo et description</text:p>
      <text:list text:style-name="RTF_Num2" text:continue-numbering="true">
        <text:list-item>
          <text:p text:style-name="P25">page 5 :<text:s/>le planning<text:s/>: un calendrier ou l'administrateur du site peut colorée ou<text:s/>écrire<text:s/>des choses</text:p>
        </text:list-item>
        <text:list-item>
          <text:p text:style-name="P26">page 4 : recherche d'emploi : l'administrateur pourra<text:s/>crée<text:s/>des offres d'emploi et les visiteurs pourrons y<text:s/>répondre</text:p>
        </text:list-item>
        <text:list-item>
          <text:p text:style-name="P27">page 5 : page de<text:s/>connexion<text:s/>(<text:s/>rôles<text:s/>) : il y aura 3<text:s/>statues<text:s/>( visiteur , employé , administrateur ) <text:s/>elle permet pour le visiteur de postuler sur les offres d'emplois , pour l'employer de voir<text:s/>son<text:s/>planning et de l'administrateur d'administre le site ( ajoute modifie et supprime )</text:p>
        </text:list-item>
        <text:list-item>
          <text:p text:style-name="P28">page 6 : formulaire de contact : le formulaire permet d'envoyer un mail directement a l'entreprise</text:p>
        </text:list-item>
      </text:list>
      <text:p text:style-name="P29"/>
      <text:p text:style-name="P30"/>
      <text:p text:style-name="P31">- petit personnage qui passer sur la page d'accueil<text:s/>avec une<text:s/>pancarte<text:s/>qui dit le nombre de jours sans accident<text:s/>de<text:s/>travail<text:s text:c="2"/>/ ou bandeau</text:p>
      <text:p text:style-name="P32">-<text:s/>français<text:s/>/ anglais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RTF_Num21" style:display-name="RTF_Num 2 1" style:family="text">
      <style:text-properties style:font-name="Symbol"/>
    </style:style>
    <style:style style:name="RTF_Num31" style:display-name="RTF_Num 3 1" style:family="text">
      <style:text-properties style:font-name="Calibri"/>
    </style:style>
    <style:style style:name="WW_CharLFO1LVL1" style:family="text">
      <style:text-properties style:font-name="Symbol"/>
    </style:style>
    <text:list-style style:name="RTF_Num2" style:display-name="RTF_Num 2">
      <text:list-level-style-number text:level="1" text:style-name="WW_CharLFO1LVL1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/>
    </style:style>
    <text:list-style style:name="RTF_Num3" style:display-name="RTF_Num 3">
      <text:list-level-style-number text:level="1" text:style-name="WW_CharLFO2LVL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an white</dc:creator>
    <meta:creation-date>2020-05-26T07:48:00Z</meta:creation-date>
    <dc:date>2020-05-26T07:53:00Z</dc:date>
    <meta:template xlink:href="Normal.dotm" xlink:type="simple"/>
    <meta:editing-cycles>2</meta:editing-cycles>
    <meta:editing-duration>PT300S</meta:editing-duration>
    <meta:document-statistic meta:page-count="2" meta:paragraph-count="3" meta:word-count="304" meta:character-count="1974" meta:row-count="13" meta:non-whitespace-character-count="1673"/>
  </office:meta>
</office:document-meta>
</file>